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fbb82" officeooo:paragraph-rsid="001fbb82"/>
    </style:style>
    <style:style style:name="P2" style:family="paragraph" style:parent-style-name="Text_20_body">
      <style:text-properties officeooo:rsid="002125a1" officeooo:paragraph-rsid="002125a1"/>
    </style:style>
    <style:style style:name="P3" style:family="paragraph" style:parent-style-name="Text_20_body">
      <style:text-properties officeooo:rsid="00214f6c" officeooo:paragraph-rsid="00214f6c"/>
    </style:style>
    <style:style style:name="P4" style:family="paragraph" style:parent-style-name="Text_20_body" style:list-style-name="L1">
      <style:text-properties officeooo:rsid="00214f6c" officeooo:paragraph-rsid="0025749c"/>
    </style:style>
    <style:style style:name="P5" style:family="paragraph" style:parent-style-name="Text_20_body" style:list-style-name="L1">
      <style:text-properties officeooo:paragraph-rsid="0022affa"/>
    </style:style>
    <style:style style:name="P6" style:family="paragraph" style:parent-style-name="Text_20_body">
      <style:text-properties officeooo:paragraph-rsid="0025749c"/>
    </style:style>
    <style:style style:name="P7" style:family="paragraph" style:parent-style-name="Text_20_body">
      <style:text-properties officeooo:rsid="002636c6" officeooo:paragraph-rsid="002636c6"/>
    </style:style>
    <style:style style:name="P8" style:family="paragraph" style:parent-style-name="Heading_20_3">
      <style:text-properties officeooo:paragraph-rsid="0025749c"/>
    </style:style>
    <style:style style:name="T1" style:family="text">
      <style:text-properties officeooo:rsid="00214f6c"/>
    </style:style>
    <style:style style:name="T2" style:family="text">
      <style:text-properties officeooo:rsid="0022affa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iberation Serif1" fo:font-size="12pt" officeooo:rsid="0022affa" style:font-size-asian="12pt" style:font-size-complex="12pt"/>
    </style:style>
    <style:style style:name="T5" style:family="text">
      <style:text-properties officeooo:rsid="0025749c"/>
    </style:style>
    <style:style style:name="T6" style:family="text">
      <style:text-properties officeooo:rsid="00265eb8"/>
    </style:style>
    <style:style style:name="T7" style:family="text">
      <style:text-properties officeooo:rsid="002680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D-3 ACID </text:p>
      <text:p text:style-name="Title">Descente de gradient -classifieur bayésien</text:p>
      <text:p text:style-name="P1"/>
      <text:p text:style-name="P1"/>
      <text:p text:style-name="P1">Thomas Loubiou – Clément Renazeau</text:p>
      <text:p text:style-name="P1"/>
      <text:h text:style-name="Heading_20_1" text:outline-level="1">Bilan</text:h>
      <text:h text:style-name="Heading_20_3" text:outline-level="3"/>
      <text:h text:style-name="Heading_20_3" text:outline-level="3">Descente de Gradient</text:h>
      <text:p text:style-name="P2">Le but de cette méthode est de trouver le coefficient directeur de la droite minimisant les écarts au carré entre la droite et les points du jeu de données.</text:p>
      <text:p text:style-name="P3">Après avoir implémenté l’algorithme en MatLab fourni dans le cours, deux paramètres restent à déterminer :</text:p>
      <text:list xml:id="list911120658644275466" text:style-name="L1">
        <text:list-item>
          <text:p text:style-name="P5"><text:span text:style-name="T1">L’atténuation, que nous avons défini comme une constante de valeur </text:span><text:span text:style-name="T3">0.0008 </text:span><text:span text:style-name="T4">que nous avons déterminé après plusieurs expérimentations</text:span></text:p>
        </text:list-item>
        <text:list-item>
          <text:p text:style-name="P4">Epsilon, <text:span text:style-name="T2">de la même manière que pour l’atténuation fixé à 0.9.</text:span></text:p>
        </text:list-item>
      </text:list>
      <text:h text:style-name="P8" text:outline-level="3"/>
      <text:h text:style-name="P8" text:outline-level="3"><text:span text:style-name="T5">Résolution d’un système linéaire</text:span></text:h>
      <text:p text:style-name="P6"><text:span text:style-name="T7">Nous avons appliqués les formules mathématiques suivantes :</text:span></text:p>
      <text:p text:style-name="P6"><text:span text:style-name="T5">w1 = covariance(X, Y) / variance(X)</text:span></text:p>
      <text:p text:style-name="P6"><text:span text:style-name="T5">w0</text:span> <text:span text:style-name="T5">= moy(Y) – moy(X) * w1</text:span></text:p>
      <text:p text:style-name="P6"/>
      <text:p text:style-name="P7">Les deux solutions trouvent des droites similaires, mais pas tout à fait identiques.</text:p>
      <text:p text:style-name="P7">La fonction regress de MatLab trouve exactement le même résultat que la résolution du système <text:span text:style-name="T6">linéair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7:17:08.273326735</meta:creation-date>
    <dc:date>2016-10-11T17:53:16.079801963</dc:date>
    <meta:editing-duration>PT25M56S</meta:editing-duration>
    <meta:editing-cycles>8</meta:editing-cycles>
    <meta:generator>LibreOffice/5.2.2.2.0$Linux_X86_64 LibreOffice_project/20m0$Build-2</meta:generator>
    <meta:document-statistic meta:table-count="0" meta:image-count="0" meta:object-count="0" meta:page-count="1" meta:paragraph-count="15" meta:word-count="144" meta:character-count="905" meta:non-whitespace-character-count="775"/>
  </office:meta>
</office:document-meta>
</file>